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02700000025306A3A19.png"/>
  <manifest:file-entry manifest:media-type="image/png" manifest:full-path="Pictures/1000020000000029000000288AEDF73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snap-to-layout-grid="false"/>
      <style:text-properties fo:language="pt" fo:country="BR" style:language-complex="ar" style:country-complex="SA"/>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nap-to-layout-grid="false"/>
    </style:style>
    <style:style style:name="P5" style:family="paragraph" style:parent-style-name="Standard">
      <style:text-properties fo:color="#0000ff" style:font-name="Times" style:font-style-complex="italic"/>
    </style:style>
    <style:style style:name="P6" style:family="paragraph" style:parent-style-name="Standard">
      <style:text-properties officeooo:paragraph-rsid="002dd15d"/>
    </style:style>
    <style:style style:name="P7"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text-properties fo:language="pt" fo:country="BR" officeooo:paragraph-rsid="002296b8" style:language-complex="ar" style:country-complex="SA"/>
    </style:style>
    <style:style style:name="P8" style:family="paragraph" style:parent-style-name="Standard">
      <style:paragraph-properties fo:margin-left="0in" fo:margin-right="0.25in" fo:text-indent="0in" style:auto-text-indent="false" style:snap-to-layout-grid="false"/>
    </style:style>
    <style:style style:name="P9" style:family="paragraph" style:parent-style-name="Title">
      <style:text-properties officeooo:paragraph-rsid="002296b8"/>
    </style:style>
    <style:style style:name="P10" style:family="paragraph" style:parent-style-name="Title">
      <style:text-properties fo:language="pt" fo:country="BR" officeooo:paragraph-rsid="002296b8" style:language-complex="ar" style:country-complex="SA"/>
    </style:style>
    <style:style style:name="P11" style:family="paragraph" style:parent-style-name="InfoBlue">
      <style:text-properties officeooo:paragraph-rsid="00305a61"/>
    </style:style>
    <style:style style:name="P12" style:family="paragraph" style:parent-style-name="InfoBlue">
      <style:paragraph-properties fo:margin-left="0in" fo:margin-right="0in" fo:text-indent="0.25in" style:auto-text-indent="false"/>
    </style:style>
    <style:style style:name="P13" style:family="paragraph" style:parent-style-name="Standard">
      <style:paragraph-properties style:snap-to-layout-grid="false"/>
      <style:text-properties fo:language="pt" fo:country="BR" fo:font-weight="bold" officeooo:rsid="002296b8" officeooo:paragraph-rsid="002296b8" style:font-weight-asian="bold" style:language-complex="ar" style:country-complex="SA"/>
    </style:style>
    <style:style style:name="P14" style:family="paragraph" style:parent-style-name="Standard">
      <style:text-properties fo:language="pt" fo:country="BR" officeooo:rsid="002296b8" officeooo:paragraph-rsid="002296b8" style:language-complex="ar" style:country-complex="SA"/>
    </style:style>
    <style:style style:name="P15" style:family="paragraph" style:parent-style-name="Standard">
      <style:text-properties fo:language="pt" fo:country="BR" officeooo:rsid="002bc0ab" officeooo:paragraph-rsid="002bc0ab" style:language-complex="ar" style:country-complex="SA"/>
    </style:style>
    <style:style style:name="P16" style:family="paragraph" style:parent-style-name="Standard">
      <style:text-properties fo:language="pt" fo:country="BR" officeooo:rsid="002db27f" officeooo:paragraph-rsid="002db27f" style:language-complex="ar" style:country-complex="SA"/>
    </style:style>
    <style:style style:name="P17" style:family="paragraph" style:parent-style-name="Standard">
      <style:text-properties fo:language="pt" fo:country="BR" officeooo:rsid="002dd15d" officeooo:paragraph-rsid="002dd15d" style:language-complex="ar" style:country-complex="SA"/>
    </style:style>
    <style:style style:name="P18" style:family="paragraph" style:parent-style-name="Standard" style:list-style-name="L1">
      <style:text-properties fo:language="pt" fo:country="BR" officeooo:rsid="002dd15d" officeooo:paragraph-rsid="002dd15d" style:language-complex="ar" style:country-complex="SA"/>
    </style:style>
    <style:style style:name="P19" style:family="paragraph" style:parent-style-name="Standard" style:list-style-name="L2">
      <style:text-properties fo:language="pt" fo:country="BR" officeooo:rsid="002fc8a2" officeooo:paragraph-rsid="002fc8a2" style:language-complex="ar" style:country-complex="SA"/>
    </style:style>
    <style:style style:name="P20" style:family="paragraph" style:parent-style-name="Standard" style:list-style-name="L2">
      <style:text-properties fo:language="pt" fo:country="BR" officeooo:rsid="002fc8a2" officeooo:paragraph-rsid="00322161" style:language-complex="ar" style:country-complex="SA"/>
    </style:style>
    <style:style style:name="P21" style:family="paragraph" style:parent-style-name="Standard">
      <style:text-properties fo:language="pt" fo:country="BR" officeooo:rsid="002fc8a2" officeooo:paragraph-rsid="002fc8a2" style:language-complex="ar" style:country-complex="SA"/>
    </style:style>
    <style:style style:name="P22" style:family="paragraph" style:parent-style-name="Standard" style:list-style-name="L3">
      <style:text-properties fo:language="pt" fo:country="BR" officeooo:rsid="002fc8a2" officeooo:paragraph-rsid="002fc8a2" style:language-complex="ar" style:country-complex="SA"/>
    </style:style>
    <style:style style:name="P23" style:family="paragraph" style:parent-style-name="Standard" style:list-style-name="L3">
      <style:text-properties fo:language="pt" fo:country="BR" officeooo:paragraph-rsid="002fc8a2" style:language-complex="ar" style:country-complex="SA"/>
    </style:style>
    <style:style style:name="P24" style:family="paragraph" style:parent-style-name="Standard">
      <style:text-properties fo:language="pt" fo:country="BR" officeooo:rsid="00305a61" officeooo:paragraph-rsid="00305a61" style:language-complex="ar" style:country-complex="SA"/>
    </style:style>
    <style:style style:name="P25" style:family="paragraph" style:parent-style-name="Standard" style:list-style-name="L4">
      <style:text-properties fo:language="pt" fo:country="BR" officeooo:rsid="00305a61" officeooo:paragraph-rsid="00305a61" style:language-complex="ar" style:country-complex="SA"/>
    </style:style>
    <style:style style:name="P26" style:family="paragraph" style:parent-style-name="Standard">
      <style:text-properties fo:language="pt" fo:country="BR" officeooo:rsid="002cbda3" officeooo:paragraph-rsid="002cbda3" style:language-complex="ar" style:country-complex="SA"/>
    </style:style>
    <style:style style:name="P27" style:family="paragraph" style:parent-style-name="Standard">
      <style:text-properties fo:language="pt" fo:country="BR" officeooo:paragraph-rsid="002fc8a2" style:language-complex="ar" style:country-complex="SA"/>
    </style:style>
    <style:style style:name="P28" style:family="paragraph" style:parent-style-name="Standard" style:list-style-name="L5">
      <style:text-properties fo:language="pt" fo:country="BR" officeooo:paragraph-rsid="00322161" style:language-complex="ar" style:country-complex="SA"/>
    </style:style>
    <style:style style:name="P29" style:family="paragraph" style:parent-style-name="Standard" style:list-style-name="L5">
      <style:text-properties fo:language="pt" fo:country="BR" officeooo:paragraph-rsid="00331b7a" style:language-complex="ar" style:country-complex="SA"/>
    </style:style>
    <style:style style:name="P30" style:family="paragraph" style:parent-style-name="Standard" style:list-style-name="L5">
      <style:text-properties fo:language="pt" fo:country="BR" officeooo:paragraph-rsid="00338273" style:language-complex="ar" style:country-complex="SA"/>
    </style:style>
    <style:style style:name="P31" style:family="paragraph" style:parent-style-name="Standard">
      <style:text-properties fo:language="pt" fo:country="BR" officeooo:paragraph-rsid="00338273" style:language-complex="ar" style:country-complex="SA"/>
    </style:style>
    <style:style style:name="P32" style:family="paragraph" style:parent-style-name="Standard" style:list-style-name="WW8Num4">
      <style:text-properties fo:language="pt" fo:country="BR" officeooo:paragraph-rsid="003444d5" style:language-complex="ar" style:country-complex="SA"/>
    </style:style>
    <style:style style:name="P33" style:family="paragraph" style:parent-style-name="Standard" style:list-style-name="WW8Num4">
      <style:text-properties fo:language="pt" fo:country="BR" officeooo:paragraph-rsid="0034be04" style:language-complex="ar" style:country-complex="SA"/>
    </style:style>
    <style:style style:name="P34" style:family="paragraph" style:parent-style-name="Standard" style:list-style-name="WW8Num4">
      <style:text-properties fo:language="pt" fo:country="BR" officeooo:paragraph-rsid="0036900f" style:language-complex="ar" style:country-complex="SA"/>
    </style:style>
    <style:style style:name="P35" style:family="paragraph" style:parent-style-name="Standard" style:list-style-name="L1">
      <style:text-properties officeooo:paragraph-rsid="002dd15d"/>
    </style:style>
    <style:style style:name="P36" style:family="paragraph" style:parent-style-name="Standard" style:list-style-name="WW8Num4"/>
    <style:style style:name="P37" style:family="paragraph" style:parent-style-name="Standard" style:list-style-name="WW8Num4">
      <style:text-properties officeooo:paragraph-rsid="0037230e"/>
    </style:style>
    <style:style style:name="P38" style:family="paragraph" style:parent-style-name="Standard" style:list-style-name="WW8Num9"/>
    <style:style style:name="P39" style:family="paragraph" style:parent-style-name="Standard">
      <style:text-properties officeooo:paragraph-rsid="00322161"/>
    </style:style>
    <style:style style:name="P40" style:family="paragraph" style:parent-style-name="Standard" style:list-style-name="L5">
      <style:text-properties officeooo:paragraph-rsid="00331b7a"/>
    </style:style>
    <style:style style:name="P41" style:family="paragraph" style:parent-style-name="Standard">
      <style:text-properties officeooo:paragraph-rsid="003444d5"/>
    </style:style>
    <style:style style:name="P42" style:family="paragraph" style:parent-style-name="Standard">
      <style:text-properties officeooo:paragraph-rsid="0037230e"/>
    </style:style>
    <style:style style:name="P43" style:family="paragraph" style:parent-style-name="Standard">
      <style:text-properties fo:color="#0000ff" style:font-name="Times" style:font-style-complex="italic"/>
    </style:style>
    <style:style style:name="P44" style:family="paragraph" style:parent-style-name="Standard">
      <style:text-properties fo:color="#0000ff" style:font-name="Times" fo:language="pt" fo:country="BR" officeooo:paragraph-rsid="0037230e" style:language-complex="ar" style:country-complex="SA" style:font-style-complex="italic"/>
    </style:style>
    <style:style style:name="P45" style:family="paragraph" style:parent-style-name="Heading_20_1">
      <style:text-properties fo:language="pt" fo:country="BR" style:language-complex="ar" style:country-complex="SA"/>
    </style:style>
    <style:style style:name="P46" style:family="paragraph" style:parent-style-name="Heading_20_1">
      <style:text-properties fo:language="pt" fo:country="BR" officeooo:rsid="002296b8" officeooo:paragraph-rsid="002296b8" style:language-complex="ar" style:country-complex="SA"/>
    </style:style>
    <style:style style:name="P47" style:family="paragraph" style:parent-style-name="Heading_20_1">
      <style:text-properties fo:language="pt" fo:country="BR" officeooo:rsid="0024539c" style:language-complex="ar" style:country-complex="SA"/>
    </style:style>
    <style:style style:name="P48" style:family="paragraph" style:parent-style-name="Heading_20_1">
      <style:text-properties fo:language="pt" fo:country="BR" officeooo:rsid="002f492b" style:language-complex="ar" style:country-complex="SA"/>
    </style:style>
    <style:style style:name="P49" style:family="paragraph" style:parent-style-name="Title" style:master-page-name="Standard">
      <style:paragraph-properties style:page-number="auto"/>
      <style:text-properties fo:language="pt" fo:country="BR" officeooo:rsid="002296b8" officeooo:paragraph-rsid="002296b8" style:language-complex="ar" style:country-complex="SA"/>
    </style:style>
    <style:style style:name="P50" style:family="paragraph" style:parent-style-name="InfoBlue">
      <style:text-properties fo:language="pt" fo:country="BR" officeooo:rsid="002296b8" officeooo:paragraph-rsid="00305a61" style:language-complex="ar" style:country-complex="SA"/>
    </style:style>
    <style:style style:name="P51" style:family="paragraph" style:parent-style-name="InfoBlue">
      <style:text-properties fo:language="pt" fo:country="BR" officeooo:rsid="00305a61" officeooo:paragraph-rsid="00305a61" style:language-complex="ar" style:country-complex="SA"/>
    </style:style>
    <style:style style:name="T1" style:family="text">
      <style:text-properties officeooo:rsid="002296b8"/>
    </style:style>
    <style:style style:name="T2" style:family="text">
      <style:text-properties officeooo:rsid="0025e7ec"/>
    </style:style>
    <style:style style:name="T3" style:family="text">
      <style:text-properties fo:language="pt" fo:country="BR" officeooo:rsid="002296b8" style:language-complex="ar" style:country-complex="SA"/>
    </style:style>
    <style:style style:name="T4" style:family="text">
      <style:text-properties fo:language="pt" fo:country="BR" officeooo:rsid="002db27f" style:language-complex="ar" style:country-complex="SA"/>
    </style:style>
    <style:style style:name="T5" style:family="text">
      <style:text-properties fo:language="pt" fo:country="BR" officeooo:rsid="002dd15d" style:language-complex="ar" style:country-complex="SA"/>
    </style:style>
    <style:style style:name="T6" style:family="text">
      <style:text-properties fo:language="pt" fo:country="BR" officeooo:rsid="00322161" style:language-complex="ar" style:country-complex="SA"/>
    </style:style>
    <style:style style:name="T7" style:family="text">
      <style:text-properties fo:language="pt" fo:country="BR" officeooo:rsid="00331b7a" style:language-complex="ar" style:country-complex="SA"/>
    </style:style>
    <style:style style:name="T8" style:family="text">
      <style:text-properties fo:language="pt" fo:country="BR" officeooo:rsid="00338273" style:language-complex="ar" style:country-complex="SA"/>
    </style:style>
    <style:style style:name="T9" style:family="text">
      <style:text-properties fo:language="pt" fo:country="BR" officeooo:rsid="0037230e" style:language-complex="ar" style:country-complex="SA"/>
    </style:style>
    <style:style style:name="T10" style:family="text">
      <style:text-properties fo:language="pt" fo:country="BR" fo:font-style="italic" officeooo:rsid="0037230e" style:font-style-asian="italic" style:language-complex="ar" style:country-complex="SA" style:font-style-complex="italic"/>
    </style:style>
    <style:style style:name="T11" style:family="text">
      <style:text-properties fo:font-weight="bold" style:font-weight-asian="bold" style:font-weight-complex="bold"/>
    </style:style>
    <style:style style:name="T12" style:family="text">
      <style:text-properties fo:font-style="italic" style:font-style-asian="italic" text:display="none"/>
    </style:style>
    <style:style style:name="T13" style:family="text">
      <style:text-properties fo:font-style="italic" officeooo:rsid="0036900f" style:font-style-asian="italic" style:font-style-complex="italic"/>
    </style:style>
    <style:style style:name="T14" style:family="text">
      <style:text-properties officeooo:rsid="002fc8a2"/>
    </style:style>
    <style:style style:name="T15" style:family="text">
      <style:text-properties officeooo:rsid="00305a61"/>
    </style:style>
    <style:style style:name="T16" style:family="text">
      <style:text-properties officeooo:rsid="00322161"/>
    </style:style>
    <style:style style:name="T17" style:family="text">
      <style:text-properties officeooo:rsid="00331b7a"/>
    </style:style>
    <style:style style:name="T18" style:family="text">
      <style:text-properties officeooo:rsid="00338273"/>
    </style:style>
    <style:style style:name="T19" style:family="text">
      <style:text-properties officeooo:rsid="003444d5"/>
    </style:style>
    <style:style style:name="T20" style:family="text">
      <style:text-properties officeooo:rsid="0034be04"/>
    </style:style>
    <style:style style:name="T21" style:family="text">
      <style:text-properties officeooo:rsid="0036900f"/>
    </style:style>
    <style:style style:name="T22" style:family="text">
      <style:text-properties officeooo:rsid="0037230e"/>
    </style:style>
    <style:style style:name="T2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Sistema de Informações para Grupos de Pesquisa</text:p>
      <text:p text:style-name="P9">Architecture Notebook</text:p>
      <text:p text:style-name="P10"><text:bookmark-start text:name="__DdeLink__41_987106871"/><text:span text:style-name="T1">(</text:span><text:bookmark-end text:name="__DdeLink__41_987106871"/><text:span text:style-name="T1">Caderno de Arquitetura)</text:span></text:p>
      <text:p text:style-name="P5"/>
      <text:p text:style-name="P5"/>
      <text:p text:style-name="P44"><text:span text:style-name="T22">(deixei as mensagens auxiliares do template para que todos entendam pra que serve cada parte e porque eu escrevi o que eu escrevi)</text:span></text:p>
      <text:h text:style-name="P46" text:outline-level="1">Propósito</text:h>
      <text:p text:style-name="P14">Este documento descreve a filosofia, as decisões, as restrições, as justificativas, os elementos significativos, e qualquer outro aspecto importante do sistema que dão forma ao seu design e à sua implementação.</text:p>
      <text:p text:style-name="P14"/>
      <text:p text:style-name="P50">[Always address Sections 2 through 6 of this template. Other sections are recommended, depending on the amount of novel architecture, the amount of expected maintenance, the skills of the development team, and the importance of other architectural concerns.]</text:p>
      <text:h text:style-name="P47" text:outline-level="1">Objetivos arquiteturais e filosofia</text:h>
      <text:p text:style-name="P15">A arquitetura desse projeto visa o desenvolvimento de um sistema organizado, durável e prático tanto para desenvolvedores quanto para usuários.</text:p>
      <text:p text:style-name="P15"/>
      <text:p text:style-name="P16">Através de ferramentas que abstraem implementações de recursos normalmente complexos (como banco de dados e interfaces Web), poderemos de certa forma limitar o escopo de desenvolvimento à parte da lógica do sistema. Teremos menos preocupações e o volume de código será bastante reduzido, facilitando sua documentação, verificação e manutenção.</text:p>
      <text:p text:style-name="P16"/>
      <text:p text:style-name="P6"><text:span text:style-name="T4">Logo, o</text:span><text:span text:style-name="T5">s principais</text:span><text:span text:style-name="T4"> objetivo</text:span><text:span text:style-name="T5">s</text:span><text:span text:style-name="T4"> arquitetura</text:span><text:span text:style-name="T5">is</text:span><text:span text:style-name="T4"> ser</text:span><text:span text:style-name="T5">ão garantir que:</text:span></text:p>
      <text:p text:style-name="P17"/>
      <text:list xml:id="list655351451" text:style-name="L1">
        <text:list-item>
          <text:p text:style-name="P35"><text:span text:style-name="T5">E</text:span><text:span text:style-name="T4">ssas ferramentas </text:span><text:span text:style-name="T5">sejam </text:span><text:span text:style-name="T4">devidamente</text:span><text:span text:style-name="T5"> aplicadas no sistema. Isso é, que elas estejam corretamente instaladas e instanciadas, e que nosso sistema as use e as faça se comunicarem entre si de maneira bem sucedida e aproveitando ao máximo suas facilidades.</text:span></text:p>
        </text:list-item>
        <text:list-item>
          <text:p text:style-name="P18">A lógica do sistema esteja de acordo com os requerimentos do cliente, usando uma estrutura o mais simples possível e fácil de testar, uma vez que a maioria das complicações técnicas estarão sendo cobertas pelas ferramentas auxiliares.</text:p>
        </text:list-item>
      </text:list>
      <text:p text:style-name="P17"/>
      <text:p text:style-name="P11">[Describe the philosophy of the architecture. Identify issues that will drive the philosophy, such as: Will the system be driven by complex deployment concerns, adapting to legacy systems, or performance issues? Does it need to be robust for long-term maintenance? </text:p>
      <text:p text:style-name="P51">Formulate a set of goals that the architecture needs to meet in its structure and behavior. Identify critical issues that must be addressed by the architecture, such as: Are there hardware dependencies that should be isolated from the rest of the system? Does the system need to function efficiently under unusual conditions?]</text:p>
      <text:h text:style-name="P48" text:outline-level="1">Suposições e dependências</text:h>
      <text:p text:style-name="P27">Dependências tecnológicas do projeto:</text:p>
      <text:list xml:id="list954911418" text:style-name="L2">
        <text:list-item>
          <text:p text:style-name="P19">Um servidor Tomcat (versão ???) para hospedar nosso sistema.</text:p>
        </text:list-item>
        <text:list-item>
          <text:p text:style-name="P19">Um banco de dados MySQL para persistir os dados gerenciados pelo sistema.</text:p>
        </text:list-item>
        <text:list-item>
          <text:p text:style-name="P19">A JDK e o Eclipse (Enterprise Edition ou equivalente), para desenvolvermos nosso sistema usando Java para Web.</text:p>
        </text:list-item>
        <text:list-item>
          <text:p text:style-name="P19">Um navegador para visualizarmos a interface Web do nosso sistema.</text:p>
        </text:list-item>
        <text:list-item>
          <text:p text:style-name="P19">A biblioteca JDBC para comunicar nossa aplicação Java com o banco de dados.</text:p>
        </text:list-item>
        <text:list-item>
          <text:p text:style-name="P19">A implementação Hibernate da JPA para abstrair o banco de dados através de um mapeamento objeto-<text:soft-page-break/>relacional, facilitando o desenvolvimento do sistema em Java, que é uma linguagem orientada a objetos.</text:p>
        </text:list-item>
        <text:list-item>
          <text:p text:style-name="P19">A biblioteca VRaptor, para comunicarmos facilmente nossa aplicação Java com a interface Web do sistema.</text:p>
        </text:list-item>
        <text:list-item>
          <text:p text:style-name="P19">As bibliotecas Junit e Mockito para testarmos nosso sistema.</text:p>
        </text:list-item>
        <text:list-item>
          <text:p text:style-name="P20"><text:span text:style-name="T16">Git para controle de versão do projeto.</text:span></text:p>
        </text:list-item>
        <text:list-item>
          <text:p text:style-name="P19">Quaisquer outras dependências indiretas <text:span text:style-name="T16">geradas pelas</text:span> tecnologias citadas.</text:p>
        </text:list-item>
      </text:list>
      <text:p text:style-name="P21"/>
      <text:p text:style-name="P21">Dependências de conhecimento e experiência da equipe:</text:p>
      <text:list xml:id="list148470529" text:style-name="L3">
        <text:list-item>
          <text:p text:style-name="P22">Programar em Java usando o Eclipse.</text:p>
        </text:list-item>
        <text:list-item>
          <text:p text:style-name="P22">Desenvolver com orientação a objetos.</text:p>
        </text:list-item>
        <text:list-item>
          <text:p text:style-name="P22">Produzir páginas Web com HTML (e CSS).</text:p>
        </text:list-item>
        <text:list-item>
          <text:p text:style-name="P22">Modelar bancos de dados.</text:p>
        </text:list-item>
        <text:list-item>
          <text:p text:style-name="P23"><text:span text:style-name="T15">Saber usar</text:span><text:span text:style-name="T14"> as </text:span><text:span text:style-name="T15">bibliotecas </text:span><text:span text:style-name="T14">Hibernate, VRaptor, JUnit </text:span><text:span text:style-name="T15">e</text:span><text:span text:style-name="T14"> Mockito.</text:span></text:p>
        </text:list-item>
      </text:list>
      <text:p text:style-name="P21"/>
      <text:p text:style-name="P24">Suposições:</text:p>
      <text:list xml:id="list1483600868" text:style-name="L4">
        <text:list-item>
          <text:p text:style-name="P25">Assumimos que as ferramentas, bibliotecas e demais tecnologias usadas no desenvolvimento do projeto são funcionais, isso é, agem do modo como suas respectivas documentações ditam, e portanto não precisam ser testadas.</text:p>
        </text:list-item>
      </text:list>
      <text:p text:style-name="P26"/>
      <text:p text:style-name="InfoBlue">[List the assumptions and dependencies that drive architectural decisions. This could include sensitive or critical areas, dependencies on legacy interfaces, the skill and experience of the team, the availability of important resources, and so forth]</text:p>
      <text:h text:style-name="P45" text:outline-level="1"><text:span text:style-name="T16">Requisitos para a realizar arquitetura</text:span></text:h>
      <text:p text:style-name="P39"><text:span text:style-name="T6">Para que se possa implementar a arquitetura descrita neste documento, a equipe de desenvolvimento deve ter o</text:span><text:span text:style-name="T7">s</text:span><text:span text:style-name="T6"> seguinte</text:span><text:span text:style-name="T7">s</text:span><text:span text:style-name="T6"> </text:span><text:span text:style-name="T7">recursos </text:span><text:span text:style-name="T6">devidademente instalado</text:span><text:span text:style-name="T7">s</text:span><text:span text:style-name="T6"> e funcionando:</text:span></text:p>
      <text:list xml:id="list1567902047" text:style-name="L5">
        <text:list-item>
          <text:p text:style-name="P28"><text:span text:style-name="T16">Ambiente de desenvolvimento Java usando Eclipse Enterprise Edition (ou equivalente).</text:span></text:p>
        </text:list-item>
        <text:list-item>
          <text:p text:style-name="P28"><text:span text:style-name="T16">Um servidor Tomcat configurado para rodar a partir do Eclipse.</text:span></text:p>
        </text:list-item>
        <text:list-item>
          <text:p text:style-name="P29"><text:span text:style-name="T17">Um repositório Git onde serão mantidos o código fonte do projeto e os diversos documentos importantes que forem produzidos ao longo do projeto (inclusive este).</text:span></text:p>
        </text:list-item>
        <text:list-item>
          <text:p text:style-name="P40"><text:span text:style-name="T7">Um projeto em branco de VRaptor do site da Caelum importado no Eclipse. O aplicativo Java que conterá a lógica do nosso sistema será feito em cima dessa base. Esse projeto deve ser adicionado ao repositório Git, de preferência usando o plug-in Git do Eclipse. Uma vez feito isso, todos da equipe poderão se sincronizar com o repositório para se unir ao desenvolvimento do sistema. </text:span><text:span text:style-name="T8">(Ou seja, só uma pessoa precisa fazer isso e depois todos poderão importar esse projeto do Git usando o Eclipse)</text:span></text:p>
        </text:list-item>
        <text:list-item>
          <text:p text:style-name="P30"><text:span text:style-name="T18">Os JAR's das bibliotecas JDBC, Hibernate (com annotations), JUnit (4) e Mockito (e suas respectivas dependências) inclusas na pasta WebContent/WEB-INF/lib do projeto Java. A biblioteca VRaptor já vem inclusa no projeto em branco da Caelum. (Do mesmo jeito que no item anterior, uma vez que uma pessoa tenha conseguido fazer isso, é só usar o repositório Git para que todos já tenham suas cópias locais do projeto configuradas também)</text:span></text:p>
        </text:list-item>
      </text:list>
      <text:p text:style-name="P31"><text:span text:style-name="T18"/></text:p>
      <text:p text:style-name="P31"><text:span text:style-name="T18">(Falta alguma coisa? Por enquanto foi só isso que consegui lembrar.)</text:span></text:p>
      <text:p text:style-name="InfoBlue"/>
      <text:p text:style-name="InfoBlue">[Insert a reference or link to the requirements that must be implemented to realize the architecture.]</text:p>
      <text:h text:style-name="P45" text:outline-level="1"><text:span text:style-name="T19">Decisões, restrições, e justificativas</text:span></text:h>
      <text:p text:style-name="Standard"/>
      <text:list xml:id="list159505209" text:style-name="WW8Num4">
        <text:list-item>
          <text:p text:style-name="P32"><text:span text:style-name="T19">O sistema será programado em Java, </text:span><text:span text:style-name="T20">pois é uma linguagem orientada a objetos que possui diversas facilidades e recursos que auxiliam tanto no desenvolvimento quanto na manutenção do sistema. Além de haver na comunidade diversas ferramentas disponíveis que facilitam a aplicação de Java na construção de sistemas de software pertinentes às exigências do mercado e dos círculos de pesquisa.</text:span></text:p>
        </text:list-item>
        <text:list-item>
          <text:p text:style-name="P33"><text:soft-page-break/><text:span text:style-name="T20">O ambiente de desenvolvimento será o Eclipse Enterprise Edition </text:span><text:span text:style-name="T21">(ou equivalente)</text:span><text:span text:style-name="T20">, </text:span><text:span text:style-name="T21">pois ele vem com todas as ferramentas básicas para se programar para Web usando Java. Em particular ele oferece a possibilidade de rodar um servidor Tomcat local no próprio Eclipse, o que possibilita que os desenvolvedores possam testar o sistema em suas próprias máquinas a qualquer momento, como se estivessem rodando ele no servidor verdadeiro.</text:span></text:p>
        </text:list-item>
        <text:list-item>
          <text:p text:style-name="P34"><text:span text:style-name="T21">Para comunicar nossa aplicação Java com a interface Web do sistema, usaremos a biblioteca VRaptor. Ela simplifica drasticamente a construção de controladores, além de gerenciar automaticamente as instâncias das diversas partes do sistema, criando-as e mantendo-as disponíveis conforme as demandas enviadas pelo cliente Web exigirem.</text:span></text:p>
        </text:list-item>
        <text:list-item>
          <text:p text:style-name="P34"><text:span text:style-name="T21">Para comunicar nossa aplicação Java com o banco de dados, usaremos a biblioteca Hibernate, que se comunicará, por sua vez, com a biblioteca JDBC. Devido ao mapeamento objeto-relacional proporcionado pelo Hibernate (de acordo com a JPA), não haverá a necessidade de se preocupar com a criação manual das </text:span><text:span text:style-name="T13">queries</text:span><text:span text:style-name="T21"> ao banco de dados, pois </text:span><text:span text:style-name="T22">isso será feito automaticamente</text:span><text:span text:style-name="T21">. Pode-se programar quase que naturalmente usando orientação a objetos, </text:span><text:span text:style-name="T22">onde classes aproximadamente corresponderão a entidades</text:span><text:span text:style-name="T21">.</text:span></text:p>
        </text:list-item>
        <text:list-item>
          <text:p text:style-name="P37"><text:span text:style-name="T9">Para realizar testes de unidade nas nossas classes, usaremos a biblioteca JUnit (4) em conjunto com a bilbioteca Mockito. A JUnit é a ferramenta padrão de testes em Java, e tem </text:span><text:span text:style-name="T10">plug-ins</text:span><text:span text:style-name="T9"> no Eclipse que auxiliam seu uso. A Mockito servirá para que possamos simular objetos, impondo-lhes um comportamento pré-definido e, assim, podermos realizar testes de unidade que de fato não dependam de outras unidades para serem testados.</text:span></text:p>
        </text:list-item>
      </text:list>
      <text:p text:style-name="P42"><text:span text:style-name="T9"/></text:p>
      <text:p text:style-name="P42"><text:span text:style-name="T9">(Adicionarei outras decisões conforme elas forem sendo feitas. Por enquanto deixei apenas aquilo que já está decidido pelas exigências do professor sobre o projeto)</text:span></text:p>
      <text:p text:style-name="P41"/>
      <text:p text:style-name="InfoBlue">[List the decisions that have been made regarding architectural approaches and the constraints being placed on the way that the developers build the system. These will serve as guidelines for defining architecturally significant parts of the system. Justify each decision or constraint so that developers understand the importance of building the system according to the context created by those decisions and constraints. This may include a list of DOs and DON’Ts to guide the developers in building the system.] </text:p>
      <text:list xml:id="list491275834" text:continue-numbering="true" text:style-name="WW8Num4">
        <text:list-item>
          <text:p text:style-name="P36"><text:bookmark-start text:name="__DdeLink__388_408293905"/>Decision or constraint and justification<text:bookmark-end text:name="__DdeLink__388_408293905"/></text:p>
        </text:list-item>
        <text:list-item>
          <text:p text:style-name="P36">Decision or constraint and justification</text:p>
        </text:list-item>
      </text:list>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p text:style-name="Heading_20_2">Architectural Mechanism 1</text:p>
      <text:p text:style-name="P12">[Describe the purpose, attributes, and function of the architectural mechanism.]</text:p>
      <text:p text:style-name="Heading_20_2">Architectural Mechanism 2</text:p>
      <text:p text:style-name="P12">[Describe the purpose, attributes, and function of the architectural mechanism.]</text:p>
      <text:p text:style-name="Text_20_body"/>
      <text:h text:style-name="Heading_20_1" text:outline-level="1">Key abstractions</text:h>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Heading_20_1" text:outline-level="1">Layers or architectural framework</text:h>
      <text:p text:style-name="InfoBlue">[Describe the architectural pattern that you will use or how the architecture will be consistent and uniform. This could be a simple reference to an existing or well-known architectural pattern, such as the Layer framework, a <text:soft-page-break/>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p text:style-name="Heading_20_2">Recommended views</text:p>
      <text:list xml:id="list1816997397" text:style-name="WW8Num9">
        <text:list-item>
          <text:p text:style-name="P38"><text:span text:style-name="T11">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item>
          <text:p text:style-name="P38"><text:span text:style-name="T11">Operational:</text:span> Describes the physical nodes of the system and the processes, threads, and components that run on those physical nodes. This view isn’t necessary if the system runs in a single process and thread.</text:p>
        </text:list-item>
        <text:list-item>
          <text:p text:style-name="P38"><text:span text:style-name="T11">Use case: </text:span>A list or diagram of the use cases that contain architecturally significant requirements.</text:p>
        </text:list-item>
      </text:list>
      <text:p text:style-name="Standard"><text:bookmark-start text:name="_PictureBullets"/><text:span text:style-name="InfoBlue_20_Char"><text:span text:style-name="T12"><draw:frame draw:style-name="fr1" draw:name="graphics1" text:anchor-type="as-char" svg:width="0.4063in" svg:height="0.3854in" draw:z-index="0"><draw:image xlink:href="Pictures/100002000000002700000025306A3A19.png" xlink:type="simple" xlink:show="embed" xlink:actuate="onLoad"/></draw:frame></text:span></text:span><text:span text:style-name="InfoBlue_20_Char"><text:span text:style-name="T12"><draw:frame draw:style-name="fr1" draw:name="graphics2" text:anchor-type="as-char" svg:width="0.4272in" svg:height="0.4165in" draw:z-index="0"><draw:image xlink:href="Pictures/1000020000000029000000288AEDF73C.png" xlink:type="simple" xlink:show="embed" xlink:actuate="onLoad"/></draw:frame></text:span></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pt" fo:country="B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0835in" fo:margin-bottom="0.0417in"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 style:list-style-name="" style:class="text">
      <style:paragraph-properties fo:margin-left="0in" fo:margin-right="0in" fo:text-indent="0.25in"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in" fo:margin-right="0in" fo:text-indent="0in"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aragraph1" style:family="paragraph" style:parent-style-name="Standard">
      <style:paragraph-properties fo:margin-top="0.0555in" fo:margin-bottom="0in" fo:line-height="100%" fo:text-align="justify" style:justify-single-word="false"/>
    </style:style>
    <style:style style:name="Tabletext" style:family="paragraph" style:parent-style-name="Standard">
      <style:paragraph-properties fo:margin-top="0in" fo:margin-bottom="0.0835in" fo:keep-together="always"/>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Normal_20__28_Web_29_" style:display-name="Normal (Web)" style:family="paragraph" style:parent-style-name="Standard">
      <style:paragraph-properties fo:margin-top="0.0693in" fo:margin-bottom="0.0693in" fo:line-height="100%" fo:orphans="2" fo:widows="2"/>
      <style:text-properties style:font-name="Arial" style:font-name-complex="Arial"/>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style>
    <style:style style:name="Bullet" style:family="paragraph" style:parent-style-name="Standard">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style>
    <style:style style:name="InfoBlue" style:family="paragraph" style:parent-style-name="Standard" style:next-style-name="Text_20_body">
      <style:paragraph-properties fo:margin-top="0in" fo:margin-bottom="0.0835in" fo:orphans="2" fo:widows="2">
        <style:tab-stops>
          <style:tab-stop style:position="0.3752in"/>
          <style:tab-stop style:position="0.8752in"/>
        </style:tab-stops>
      </style:paragraph-properties>
      <style:text-properties fo:color="#0000ff" style:font-name="Times" style:font-style-complex="italic"/>
    </style:style>
    <style:style style:name="infoblue" style:family="paragraph" style:parent-style-name="Standard">
      <style:paragraph-properties fo:margin-top="0.0693in" fo:margin-bottom="0.0693in"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0783in" fo:margin-right="0.0783in" fo:margin-top="0.0417in" fo:margin-bottom="0.0417in" fo:line-height="0.2083in" fo:keep-together="always" fo:orphans="2" fo:widows="2" fo:text-indent="0in" style:auto-text-indent="false">
        <style:tab-stops>
          <style:tab-stop style:position="0.8752in"/>
        </style:tab-stops>
      </style:paragraph-properties>
      <style:text-properties fo:color="#000000" style:font-name="Verdana" fo:font-size="8pt" fo:language="pt" fo:country="PT" style:font-size-asian="8pt" style:font-size-complex="8pt" style:font-weight-complex="bold"/>
    </style:style>
    <style:style style:name="bullet1pararede" style:family="paragraph" style:parent-style-name="Standard">
      <style:paragraph-properties fo:margin-top="0.0693in" fo:margin-bottom="0.0693in" fo:line-height="100%" fo:orphans="2" fo:widows="2"/>
      <style:text-properties style:font-name="Arial" style:font-name-complex="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1" style:family="text">
      <style:text-properties fo:color="#000000" style:font-name="Wingdings"/>
    </style:style>
    <style:style style:name="WW8Num4z0" style:family="text">
      <style:text-properties fo:color="#000000"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language="en" fo:country="US" style:language-complex="ar" style:country-complex="SA"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15in" fo:margin-left="0.1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language="pt" fo:country="BR" fo:font-weight="bold" officeooo:rsid="002296b8" officeooo:paragraph-rsid="002296b8" style:font-weight-asian="bold" style:language-complex="ar" style:country-complex="SA"/>
    </style:style>
    <style:style style:name="MP2"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text-properties fo:language="pt" fo:country="BR" officeooo:paragraph-rsid="002296b8" style:language-complex="ar" style:country-complex="SA"/>
    </style:style>
    <style:style style:name="MP3" style:family="paragraph" style:parent-style-name="Standard">
      <style:paragraph-properties style:snap-to-layout-grid="false"/>
    </style:style>
    <style:style style:name="MP4" style:family="paragraph" style:parent-style-name="Standard">
      <style:paragraph-properties style:snap-to-layout-grid="false"/>
      <style:text-properties fo:language="pt" fo:country="BR" style:language-complex="ar" style:country-complex="SA"/>
    </style:style>
    <style:style style:name="MP5" style:family="paragraph" style:parent-style-name="Standard">
      <style:paragraph-properties fo:margin-left="0in" fo:margin-right="0.25in" fo:text-indent="0in" style:auto-text-indent="false" style:snap-to-layout-grid="false"/>
    </style:style>
    <style:style style:name="MP6" style:family="paragraph" style:parent-style-name="Standard">
      <style:paragraph-properties fo:text-align="center" style:justify-single-word="false" style:snap-to-layout-grid="false"/>
    </style:style>
    <style:style style:name="MP7" style:family="paragraph" style:parent-style-name="Standard">
      <style:paragraph-properties fo:text-align="end" style:justify-single-word="false" style:snap-to-layout-grid="false"/>
    </style:style>
    <style:style style:name="MT1" style:family="text">
      <style:text-properties officeooo:rsid="002296b8"/>
    </style:style>
    <style:style style:name="MT2" style:family="text">
      <style:text-properties officeooo:rsid="0025e7ec"/>
    </style:style>
    <style:style style:name="MT3" style:family="text">
      <style:text-properties fo:language="pt" fo:country="BR" officeooo:rsid="002296b8" style:language-complex="ar" style:country-complex="SA"/>
    </style:style>
    <style:style style:name="MT4" style:family="text">
      <style:text-properties officeooo:rsid="0037230e"/>
    </style:style>
    <style:style style:name="MT5" style:family="text">
      <style:text-properties officeooo:rsid="003444d5"/>
    </style:style>
    <style:style style:name="MT6"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11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bookmark-start text:name="__DdeLink__39_987106871"/>Sistema de Informações para Grupos de Pesquisa<text:bookmark-end text:name="__DdeLink__39_987106871"/></text:p>
            </table:table-cell>
            <table:table-cell table:style-name="Table2.B1" office:value-type="string">
              <text:p text:style-name="MP2"><text:s text:c="2"/>Dat<text:span text:style-name="MT1">a criação</text:span>: <text:s/><text:span text:style-name="MT1">27</text:span>/<text:span text:style-name="MT2">A</text:span><text:span text:style-name="MT1">go</text:span><text:span text:style-name="MT2">sto</text:span>/<text:span text:style-name="MT1">11</text:span></text:p>
            </table:table-cell>
          </table:table-row>
          <table:table-row table:style-name="Table2.1">
            <table:table-cell table:style-name="Table2.A1" office:value-type="string">
              <text:p text:style-name="MP3">Architecture Notebook –<text:span text:style-name="MT1"> </text:span><text:span text:style-name="MT3">Caderno</text:span><text:span text:style-name="MT1"> </text:span><text:span text:style-name="MT3">de</text:span><text:span text:style-name="MT1"> </text:span><text:span text:style-name="MT3">Arquitetura</text:span></text:p>
            </table:table-cell>
            <table:table-cell table:style-name="Table2.B1" office:value-type="string">
              <text:p text:style-name="MP4"><text:s text:c="2"/><text:span text:style-name="MT2">Ú</text:span><text:bookmark-start text:name="__DdeLink__37_987106871"/><text:span text:style-name="MT1">ltima modif.</text:span>: <text:s/><text:span text:style-name="MT1">2</text:span><text:span text:style-name="MT4">8</text:span>/<text:span text:style-name="MT2">A</text:span><text:span text:style-name="MT1">go</text:span><text:span text:style-name="MT2">sto</text:span>/<text:span text:style-name="MT1">11</text:span><text:bookmark-end text:name="__DdeLink__37_987106871"/></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5">Confidential</text:p>
            </table:table-cell>
            <table:table-cell table:style-name="Table1.A1" office:value-type="string">
              <text:p text:style-name="MP6"><text:span text:style-name="MT5">MAC0332</text:span>, <text:date style:data-style-name="N116" text:date-value="2011-08-28T18:39:54">2011</text:date></text:p>
            </table:table-cell>
            <table:table-cell table:style-name="Table1.A1" office:value-type="string">
              <text:p text:style-name="MP7">Page <text:span text:style-name="Page_20_Number"><text:page-number text:select-page="current">4</text:page-number></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upporting Requirements</dc:title>
    <dc:subject>&lt;Project Name&gt;</dc:subject>
    <meta:initial-creator>Wilson Mizutani</meta:initial-creator>
    <meta:creation-date>2011-08-27T13:38:40</meta:creation-date>
    <dc:creator>Wilson Mizutani</dc:creator>
    <dc:date>2011-08-28T18:39:54</dc:date>
    <meta:print-date>2001-03-15T14:26:00</meta:print-date>
    <meta:editing-cycles>14</meta:editing-cycles>
    <meta:editing-duration>PT08H30M06S</meta:editing-duration>
    <meta:generator>OpenOffice.org/3.2$Unix OpenOffice.org_project/320m19$Build-9505</meta:generator>
    <meta:document-statistic meta:table-count="2" meta:image-count="2" meta:object-count="0" meta:page-count="4" meta:paragraph-count="78" meta:word-count="1659" meta:character-count="10823"/>
    <meta:user-defined meta:name="Info 1"/>
    <meta:user-defined meta:name="Info 2"/>
    <meta:user-defined meta:name="Info 3"/>
    <meta:user-defined meta:name="Info 4"/>
  </office:meta>
</office:document-meta>
</file>